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</office:automatic-styles>
  <office:body>
    <office:spreadsheet>
      <table:calculation-settings table:automatic-find-labels="false"/>
      <table:table table:name="Conferencia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InputTracer</text:p>
          </table:table-cell>
          <table:table-cell/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erencia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9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0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7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8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4:33:39.4577379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23:31:15.819568093</meta:creation-date>
    <dc:date>2016-10-25T14:34:16.533502075</dc:date>
    <meta:editing-duration>P1DT5H17M55S</meta:editing-duration>
    <meta:editing-cycles>209</meta:editing-cycles>
    <meta:generator>LibreOffice/5.2.1.2$Linux_X86_64 LibreOffice_project/20m0$Build-2</meta:generator>
    <meta:document-statistic meta:table-count="2" meta:cell-count="7858" meta:object-count="0"/>
  </office:meta>
</office:document-meta>
</file>